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8" style:parent-style-name="Silné" style:family="text">
      <style:text-properties fo:font-weight="normal" style:font-weight-asian="normal"/>
    </style:style>
    <style:style style:name="T19" style:parent-style-name="Silné" style:family="text">
      <style:text-properties fo:font-weight="normal" style:font-weight-asian="normal"/>
    </style:style>
    <style:style style:name="T20" style:parent-style-name="Silné" style:family="text">
      <style:text-properties fo:font-weight="normal" style:font-weight-asian="normal"/>
    </style:style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T23" style:parent-style-name="Silné" style:family="text">
      <style:text-properties fo:font-weight="normal" style:font-weight-asian="normal"/>
    </style:style>
    <style:style style:name="P24" style:parent-style-name="podpis" style:family="paragraph">
      <style:paragraph-properties fo:text-align="justify"/>
    </style:style>
    <style:style style:name="P25" style:parent-style-name="podpis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<text:bookmark-start text:name="Text14"/><text:bookmark-start text:name="Text2"/>K106 34/2019<text:bookmark-end text:name="Text14"/></text:p>
            <text:p text:style-name="Normální">KVOP-23069/2019<text:bookmark-end text:name="Text2"/></text:p>
            <text:p text:style-name="Normální"><text:bookmark-start text:name="Text6"/>23. 05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T. H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ý pane H.,</text:p>
      <text:p text:style-name="Základnítext">dne 16. dubna 2019 obdržela Kancelář veřejného ochránce práv Vaše podání nazvané „Dotaz - § 106/1999 Sb., o svobodném přístupu k informacím, ve kterém žádáte informace k možnostem řešení Vaší sociální situace po skončení výkonu trestu.</text:p>
      <text:p text:style-name="Základnítext">Podle ustanovení § 4a zákona o svobodném přístupu k informacím Vám<text:s/><text:span text:style-name="T18">poskytuji požadované informace.</text:span></text:p>
      <text:p text:style-name="Základnítext"><text:span text:style-name="T19">V podnětu se dotazujete na podmínky přiznání nemocenského po skončení Vašeho výkonu trestu odnětí svobody. Uvádíte, že jste „po celou dobu výkonu trestu odváděl daně i sociální a zdravotní pojištění“. Z uvedeného jednoznačně nevyplývá, zda jste byl ve výkonu trestu odnětí svobody pracovně zařazen. Proto Vás mohu informovat o podmínkách nároku na nemocenské pouze v obecné rovině.</text:span></text:p>
      <text:p text:style-name="Základnítext"><text:span text:style-name="T20">Pokud jste byl ve věznici pracovně zařazen, byl jste – při splnění dalších podmínek – i nemocensky pojištěn. Podle zákona jsou účastni nemocenského pojištění i odsouzení ve výkonu trestu odnětí svobody zařazení do práce. Zároveň je třeba splnit podmínku, že ze zaměstnání byl sjednán příjem minimálně 3.000,- Kč. Je-li sjednaný příjem nižší nebo není sjednán vůbec, jedná se o zaměstnání malého rozsahu. V takovém případě vzniká účast na nemocenském pojištění jen v měsících, kdy Váš příjem přesáhl částku 3.000,- Kč. Ze zaměstnání malého rozsahu neplyne ani ochranná lhůta.</text:span></text:p>
      <text:p text:style-name="Základnítext"><text:span text:style-name="T21">Odlišné podmínky platí pro zaměstnání na základě dohody o provedení práce. Zde vzniká účast na pojištění jen v kalendářních měsících trvání této dohody, kdy Vám byl zúčtován příjem alespoň ve výši 10.000,- Kč.</text:span></text:p>
      <text:p text:style-name="Základnítext"><text:span text:style-name="T22">Vzhledem k tomu, že neznám podrobnější údaje o podmínkách Vašeho pracovního zařazení ve věznici, doporučuji Vám, abyste se spojil se sociální pracovnicí věznice a požádal ji o zjištění konkrétních informací na příslušné okresní správě sociálního zabezpečení v místě trvalého bydliště.</text:span></text:p>
      <text:p text:style-name="Základnítext"/>
      <text:p text:style-name="Základnítext"/>
      <text:soft-page-break/>
      <text:p text:style-name="Základnítext"><text:span text:style-name="T23">Jinak než poskytnutím výše uvedených informací Vám nemohu být nápomocna.</text:span></text:p>
      <text:p text:style-name="Základnítext">S pozdravem</text:p>
      <text:p text:style-name="Základnítext"/>
      <text:p text:style-name="P24"><text:s text:c="15"/>Mgr. Petra Zdražilová<text:s/></text:p>
      <text:p text:style-name="P25"><text:s text:c="15"/>ředitelka právní sek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name="P15" style:parent-style-name="kontakt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IAQ4*</text:span>*KVOPX009IAQ4*</text:p>
        <text:p text:style-name="P12"><text:span text:style-name="T13">KVOPX009IAQ4</text:span>KVOPX009IAQ4</text:p>
        <text:p text:style-name="P14"/>
      </style:header>
      <style:footer>
        <text:p text:style-name="P15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6-17T10:17:00Z</meta:creation-date>
    <dc:date>2019-06-17T10:17:00Z</dc:date>
    <meta:print-date>2019-05-23T06:21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19" meta:character-count="2202" meta:row-count="15" meta:non-whitespace-character-count="1887"/>
  </office:meta>
</office:document-meta>
</file>